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f368" officeooo:paragraph-rsid="001bf368"/>
    </style:style>
    <style:style style:name="P2" style:family="paragraph" style:parent-style-name="Standard">
      <style:paragraph-properties fo:text-align="justify" style:justify-single-word="false"/>
      <style:text-properties officeooo:paragraph-rsid="001c8745"/>
    </style:style>
    <style:style style:name="P3" style:family="paragraph" style:parent-style-name="Standard">
      <style:paragraph-properties fo:text-align="justify" style:justify-single-word="false"/>
      <style:text-properties officeooo:paragraph-rsid="001caaa1"/>
    </style:style>
    <style:style style:name="P4" style:family="paragraph" style:parent-style-name="Standard">
      <style:paragraph-properties fo:text-align="justify" style:justify-single-word="false"/>
      <style:text-properties officeooo:rsid="001c8745" officeooo:paragraph-rsid="001c8745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paragraph-rsid="001bf368"/>
    </style:style>
    <style:style style:name="P6" style:family="paragraph" style:parent-style-name="Text_20_body">
      <style:paragraph-properties fo:text-align="justify" style:justify-single-word="false"/>
      <style:text-properties officeooo:paragraph-rsid="001bf368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1caaa1"/>
    </style:style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6"/>
    <style:style style:name="P16" style:family="paragraph" style:parent-style-name="Text_20_body" style:list-style-name="L17"/>
    <style:style style:name="P17" style:family="paragraph" style:parent-style-name="Text_20_body" style:list-style-name="L18"/>
    <style:style style:name="P18" style:family="paragraph" style:parent-style-name="Text_20_body" style:list-style-name="L19"/>
    <style:style style:name="T1" style:family="text">
      <style:text-properties officeooo:rsid="001bf368"/>
    </style:style>
    <style:style style:name="T2" style:family="text">
      <style:text-properties officeooo:rsid="001c8745"/>
    </style:style>
    <style:style style:name="T3" style:family="text">
      <style:text-properties officeooo:rsid="001caaa1"/>
    </style:style>
    <style:style style:name="T4" style:family="text">
      <style:text-properties officeooo:rsid="001cdf8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9 Administración de proyectos (Planificación)</text:p>
      <text:p text:style-name="P9"><text:span text:style-name="T1">1 )</text:span>Asumiendo que el mantenimiento de un sistema es una tarea continua. ¿Puede ser considerado como un proyecto? ¿Que caracteristicas deben asignarse a las tareas de mantenimiento para poder ser, efectivamente, considerada un proyecto?</text:p>
      <text:p text:style-name="P9"><text:span text:style-name="T3">Pensandolo como un sistema u</text:span><text:span text:style-name="T1">n</text:span> proyecto, según la gestión de proyectos (PMBOK, ISO), se define como un esfuerzo temporal con un inicio y un fin claro, que busca generar un producto, servicio o resultado único.</text:p>
      <text:p text:style-name="P6">El mantenimiento, en cambio, es una actividad <text:span text:style-name="Strong_20_Emphasis">continua y repetitiva</text:span> destinada a asegurar que el sistema siga funcionando correctamente.</text:p>
      <text:p text:style-name="P7"><text:span text:style-name="Strong_20_Emphasis">Características que deben asignarse para considerarlo proyecto:</text:span></text:p>
      <text:list text:style-name="L3">
        <text:list-item>
          <text:p text:style-name="P8"><text:span text:style-name="Strong_20_Emphasis">Temporalidad:</text:span> debe tener un plazo de ejecución definido (no ser indefinido).</text:p>
        </text:list-item>
        <text:list-item>
          <text:p text:style-name="P8"><text:span text:style-name="Strong_20_Emphasis">Objetivo claro y único:</text:span> por ejemplo, “actualizar el sistema a la versión 2.0 en 3 meses”.</text:p>
        </text:list-item>
        <text:list-item>
          <text:p text:style-name="P8"><text:span text:style-name="Strong_20_Emphasis">Planificación de recursos y tareas:</text:span> establecer responsables, cronograma y estimaciones de esfuerzo.</text:p>
        </text:list-item>
        <text:list-item>
          <text:p text:style-name="P8"><text:span text:style-name="Strong_20_Emphasis">Entregables concretos:</text:span> documentaciones, versiones liberadas, manuales de usuario, etc.</text:p>
        </text:list-item>
        <text:list-item>
          <text:p text:style-name="P8"><text:span text:style-name="Strong_20_Emphasis">Evaluación de éxito:</text:span> cumplimiento de calidad, costo y tiempo acordados.</text:p>
        </text:list-item>
      </text:list>
      <text:p text:style-name="P3"><text:span text:style-name="T1">2)</text:span>¿Cuál es el motivo conceptual por la cual ciertas iniciativas se estructuran como programas en vez de proyectos?</text:p>
      <text:p text:style-name="P3"><text:span text:style-name="Strong_20_Emphasis">Motivo conceptual principal:</text:span></text:p>
      <text:p text:style-name="P2">Un <text:span text:style-name="Strong_20_Emphasis">proyecto</text:span> es un esfuerzo temporal con un objetivo único y definido.</text:p>
      <text:p text:style-name="P2">Un <text:span text:style-name="Strong_20_Emphasis">programa</text:span>, en cambio, es un conjunto de proyectos relacionados que se gestionan de forma coordinada para obtener beneficios que <text:span text:style-name="Strong_20_Emphasis">no podrían lograrse si cada proyecto se gestionara de manera independiente</text:span>.</text:p>
      <text:p text:style-name="P2"><text:span text:style-name="Strong_20_Emphasis">Razón de estructurar iniciativas como programas:</text:span></text:p>
      <text:p text:style-name="P2">Cuando los objetivos son demasiado amplios o estratégicos para alcanzarse con un único proyecto.</text:p>
      <text:p text:style-name="P2">Se busca <text:span text:style-name="Strong_20_Emphasis">alinear varios proyectos</text:span> bajo una misma visión, asegurando coherencia en la asignación de recursos, plazos y resultados.</text:p>
      <text:p text:style-name="P2">Permite <text:span text:style-name="Strong_20_Emphasis">gestionar interdependencias</text:span> y sinergias entre proyectos (ejemplo: compartir datos, infraestructura o personal especializado).</text:p>
      <text:p text:style-name="P2"><text:span text:style-name="Strong_20_Emphasis">Características diferenciales:</text:span></text:p>
      <text:p text:style-name="P2">El programa se centra en los <text:span text:style-name="Strong_20_Emphasis">beneficios a largo plazo</text:span>, no solo en la entrega de un producto puntual.</text:p>
      <text:p text:style-name="P2">Un programa <text:span text:style-name="Strong_20_Emphasis">integra y coordina</text:span> varios proyectos que comparten un mismo propósito estratégico.</text:p>
      <text:p text:style-name="P2">Ofrece una <text:span text:style-name="Strong_20_Emphasis">visión global</text:span> para que la organización logre ventajas competitivas o de negocio más amplias.</text:p>
      <text:p text:style-name="P2"/>
      <text:p text:style-name="P3"><text:span text:style-name="T2">3) </text:span>Asumiendo como válida la premisa que la definición de las caracteristicas de un proyecto viene dada por las elecciones de los parámetros de Tiempo (Calendario), Recursos (Costo), Requerimientos (Funciones) y Calidad (Defectos). ¿Cuál cree pueda ser el efecto de fijar arbitrariamente Tiempo, Recursos y Requerimientos a valores de conveniencia para el proyecto?</text:p>
      <text:list text:style-name="L11">
        <text:list-item>
          <text:p text:style-name="P10">La gestión de proyectos se apoya en <text:s/>(tiempo, costo/recursos, alcance/requerimientos), al que se suele agregar la <text:span text:style-name="Strong_20_Emphasis">calidad</text:span>.</text:p>
        </text:list-item>
        <text:list-item>
          <text:p text:style-name="P10">Si se fijan arbitrariamente <text:span text:style-name="Strong_20_Emphasis">tiempo, recursos y requerimientos</text:span> sin un análisis realista, se limita la capacidad de maniobra del proyecto.</text:p>
        </text:list-item>
      </text:list>
      <text:list text:style-name="L12">
        <text:list-item>
          <text:p text:style-name="P11"><text:soft-page-break/><text:span text:style-name="Strong_20_Emphasis">Efecto inmediato:</text:span></text:p>
        </text:list-item>
      </text:list>
      <text:list text:style-name="L13">
        <text:list-item>
          <text:p text:style-name="P12">La <text:span text:style-name="Strong_20_Emphasis">única variable flexible</text:span> que queda es la <text:span text:style-name="Strong_20_Emphasis">calidad</text:span>.</text:p>
        </text:list-item>
        <text:list-item>
          <text:p text:style-name="P12">Esto implica que, para cumplir con lo impuesto, se corre el riesgo de <text:span text:style-name="Strong_20_Emphasis">entregar un producto con defectos, incompleto o poco mantenible</text:span>.</text:p>
        </text:list-item>
      </text:list>
      <text:list text:style-name="L14">
        <text:list-item>
          <text:p text:style-name="P13"><text:span text:style-name="Strong_20_Emphasis">Riesgos concretos:</text:span></text:p>
        </text:list-item>
      </text:list>
      <text:list text:style-name="L15">
        <text:list-item>
          <text:p text:style-name="P14"><text:span text:style-name="Strong_20_Emphasis">Sobrecarga del equipo:</text:span> aumenta el estrés, se extiende la jornada laboral, lo cual genera más errores.</text:p>
        </text:list-item>
        <text:list-item>
          <text:p text:style-name="P14"><text:span text:style-name="Strong_20_Emphasis">Incremento de defectos:</text:span> al reducir tiempos de prueba o simplificar procesos, la calidad del software se degrada.</text:p>
        </text:list-item>
        <text:list-item>
          <text:p text:style-name="P14"><text:span text:style-name="Strong_20_Emphasis">Falsas estimaciones:</text:span> se genera un plan “idealista” que probablemente no se cumpla, produciendo retrasos o sobrecostos ocultos.</text:p>
        </text:list-item>
        <text:list-item>
          <text:p text:style-name="P14"><text:span text:style-name="Strong_20_Emphasis">Insatisfacción del cliente:</text:span> porque aunque se cumplan los tres parámetros fijados, el producto puede no cumplir las expectativas de usabilidad, confiabilidad o rendimiento.</text:p>
        </text:list-item>
      </text:list>
      <text:list text:style-name="L16">
        <text:list-item>
          <text:p text:style-name="P15"><text:span text:style-name="Strong_20_Emphasis">Ejemplo aplicado:</text:span></text:p>
        </text:list-item>
      </text:list>
      <text:list text:style-name="L17">
        <text:list-item>
          <text:p text:style-name="P16">Un proyecto de desarrollo de un sistema <text:span text:style-name="T4">de mercado</text:span> fija:</text:p>
          <text:list>
            <text:list-item>
              <text:p text:style-name="P16"><text:span text:style-name="Strong_20_Emphasis">Tiempo:</text:span> 3 meses.</text:p>
            </text:list-item>
            <text:list-item>
              <text:p text:style-name="P16"><text:span text:style-name="Strong_20_Emphasis">Recursos:</text:span> 3 desarrolladores.</text:p>
            </text:list-item>
            <text:list-item>
              <text:p text:style-name="P16"><text:span text:style-name="Strong_20_Emphasis">Requerimientos:</text:span> módulo de transferencias, pagos y reportes.</text:p>
            </text:list-item>
          </text:list>
        </text:list-item>
      </text:list>
      <text:list text:style-name="L18">
        <text:list-item>
          <text:p text:style-name="P17"><text:span text:style-name="Strong_20_Emphasis">Conclusión:</text:span></text:p>
        </text:list-item>
      </text:list>
      <text:list text:style-name="L19">
        <text:list-item>
          <text:p text:style-name="P18">Fijar arbitrariamente tiempo, recursos y requerimientos lleva a que el proyecto solo pueda cumplir sacrificando la calidad.</text:p>
        </text:list-item>
        <text:list-item>
          <text:p text:style-name="P18">Una buena práctica es <text:span text:style-name="Strong_20_Emphasis">negociar al menos una de las tres variables</text:span> (ejemplo: reducir requerimientos o ampliar plazo) para mantener la calidad y viabilidad del proyecto</text:p>
        </text:list-item>
      </text:list>
      <text:p text:style-name="Text_20_body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8:15:39.474577652</meta:creation-date>
    <dc:date>2025-08-26T20:50:05.961433863</dc:date>
    <meta:editing-duration>PT54M5S</meta:editing-duration>
    <meta:editing-cycles>1</meta:editing-cycles>
    <meta:document-statistic meta:table-count="0" meta:image-count="0" meta:object-count="0" meta:page-count="2" meta:paragraph-count="41" meta:word-count="615" meta:character-count="4107" meta:non-whitespace-character-count="3555"/>
    <meta:generator>LibreOffice/24.2.7.2$Linux_X86_64 LibreOffice_project/420$Build-2</meta:generator>
  </office:meta>
</office:document-meta>
</file>